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6951in" fo:margin-left="0.0299in" table:align="left" style:writing-mode="lr-tb"/>
    </style:style>
    <style:style style:name="Tabela1.A" style:family="table-column">
      <style:table-column-properties style:column-width="1.2771in"/>
    </style:style>
    <style:style style:name="Tabela1.B" style:family="table-column">
      <style:table-column-properties style:column-width="1.5125in"/>
    </style:style>
    <style:style style:name="Tabela1.C" style:family="table-column">
      <style:table-column-properties style:column-width="3.9056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382in" fo:border="0.0007in solid #000000" style:writing-mode="lr-tb"/>
    </style:style>
    <style:style style:name="Tabela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ela1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ela1.A4" style:family="table-cell" style:data-style-name="N37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Contents">
      <style:paragraph-properties style:snap-to-layout-grid="false"/>
      <style:text-properties officeooo:rsid="0011e611" officeooo:paragraph-rsid="0011e611"/>
    </style:style>
    <style:style style:name="P3" style:family="paragraph" style:parent-style-name="Table_20_Heading">
      <style:paragraph-properties style:snap-to-layout-grid="false"/>
    </style:style>
    <style:style style:name="P4" style:family="paragraph" style:parent-style-name="Standard">
      <style:paragraph-properties>
        <style:tab-stops>
          <style:tab-stop style:position="0in"/>
        </style:tab-stops>
      </style:paragraph-properties>
      <style:text-properties officeooo:rsid="001b904a" officeooo:paragraph-rsid="0022edce"/>
    </style:style>
    <style:style style:name="P5" style:family="paragraph" style:parent-style-name="Heading_20_3">
      <style:paragraph-properties>
        <style:tab-stops>
          <style:tab-stop style:position="0in"/>
        </style:tab-stops>
      </style:paragraph-properties>
    </style:style>
    <style:style style:name="P6" style:family="paragraph" style:parent-style-name="Heading_20_3">
      <style:paragraph-properties>
        <style:tab-stops>
          <style:tab-stop style:position="0in"/>
        </style:tab-stops>
      </style:paragraph-properties>
      <style:text-properties officeooo:paragraph-rsid="0017b57b"/>
    </style:style>
    <style:style style:name="P7" style:family="paragraph" style:parent-style-name="Table_20_Contents">
      <style:paragraph-properties style:snap-to-layout-grid="false"/>
      <style:text-properties officeooo:rsid="001c4075" officeooo:paragraph-rsid="0020becf"/>
    </style:style>
    <style:style style:name="P8" style:family="paragraph" style:parent-style-name="Table_20_Contents">
      <style:paragraph-properties style:snap-to-layout-grid="false"/>
      <style:text-properties officeooo:rsid="001c4075" officeooo:paragraph-rsid="00243002"/>
    </style:style>
    <style:style style:name="P9" style:family="paragraph" style:parent-style-name="Table_20_Contents">
      <style:paragraph-properties style:snap-to-layout-grid="false"/>
      <style:text-properties officeooo:rsid="0011e611" officeooo:paragraph-rsid="00243002"/>
    </style:style>
    <style:style style:name="P10" style:family="paragraph" style:parent-style-name="Table_20_Contents">
      <style:paragraph-properties style:snap-to-layout-grid="false"/>
      <style:text-properties officeooo:paragraph-rsid="00243002"/>
    </style:style>
    <style:style style:name="P11" style:family="paragraph" style:parent-style-name="Heading_20_2" style:master-page-name="Standard">
      <style:paragraph-properties style:page-number="auto" fo:break-before="page">
        <style:tab-stops>
          <style:tab-stop style:position="0in"/>
        </style:tab-stops>
      </style:paragraph-properties>
    </style:style>
    <style:style style:name="P12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rsid="0011e611" officeooo:paragraph-rsid="0011e611"/>
    </style:style>
    <style:style style:name="P13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paragraph-rsid="0011e611"/>
    </style:style>
    <style:style style:name="P14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paragraph-rsid="0017b57b"/>
    </style:style>
    <style:style style:name="P15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rsid="0019adef" officeooo:paragraph-rsid="00218bed"/>
    </style:style>
    <style:style style:name="P16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rsid="0017b57b" officeooo:paragraph-rsid="0017b57b"/>
    </style:style>
    <style:style style:name="P17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rsid="0017b57b" officeooo:paragraph-rsid="001b9324"/>
    </style:style>
    <style:style style:name="T1" style:family="text">
      <style:text-properties officeooo:rsid="0011e611"/>
    </style:style>
    <style:style style:name="T2" style:family="text">
      <style:text-properties officeooo:rsid="0017b57b"/>
    </style:style>
    <style:style style:name="T3" style:family="text">
      <style:text-properties style:text-underline-style="solid" style:text-underline-width="auto" style:text-underline-color="font-color" officeooo:rsid="0019adef"/>
    </style:style>
    <style:style style:name="T4" style:family="text">
      <style:text-properties style:text-underline-style="solid" style:text-underline-width="auto" style:text-underline-color="font-color" officeooo:rsid="00218bed"/>
    </style:style>
    <style:style style:name="T5" style:family="text">
      <style:text-properties style:text-underline-style="solid" style:text-underline-width="auto" style:text-underline-color="font-color" officeooo:rsid="0022edce"/>
    </style:style>
    <style:style style:name="T6" style:family="text">
      <style:text-properties style:text-underline-style="none" officeooo:rsid="0017b57b"/>
    </style:style>
    <style:style style:name="T7" style:family="text">
      <style:text-properties style:text-underline-style="none" officeooo:rsid="0019adef"/>
    </style:style>
    <style:style style:name="T8" style:family="text">
      <style:text-properties officeooo:rsid="0019adef"/>
    </style:style>
    <style:style style:name="T9" style:family="text">
      <style:text-properties officeooo:rsid="001a4f1c"/>
    </style:style>
    <style:style style:name="T10" style:family="text">
      <style:text-properties officeooo:rsid="001b9324"/>
    </style:style>
    <style:style style:name="T11" style:family="text">
      <style:text-properties officeooo:rsid="00218bed"/>
    </style:style>
    <style:style style:name="T12" style:family="text">
      <style:text-properties officeooo:rsid="00230cd0"/>
    </style:style>
    <style:style style:name="T13" style:family="text">
      <style:text-properties officeooo:rsid="00243002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11" text:outline-level="2"><text:file-name text:display="name">UC03.11.02 - Alterar Tipo de Curso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3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3">Data</text:p>
          </table:table-cell>
          <table:table-cell table:style-name="Tabela1.A2" office:value-type="string">
            <text:p text:style-name="P3">Autor</text:p>
          </table:table-cell>
          <table:table-cell table:style-name="Tabela1.C2" office:value-type="string">
            <text:p text:style-name="P3">Descrição</text:p>
          </table:table-cell>
        </table:table-row>
        <table:table-row table:style-name="Tabela1.1">
          <table:table-cell table:style-name="Tabela1.A2" office:value-type="string">
            <text:p text:style-name="P2">0<text:span text:style-name="T12">5</text:span>/0<text:span text:style-name="T12">9</text:span>/11</text:p>
          </table:table-cell>
          <table:table-cell table:style-name="Tabela1.A2" office:value-type="string">
            <text:p text:style-name="P7">Vinícius Marques</text:p>
          </table:table-cell>
          <table:table-cell table:style-name="Tabela1.C2" office:value-type="string">
            <text:p text:style-name="P1">Versão inicial do caso de uso.</text:p>
          </table:table-cell>
        </table:table-row>
        <table:table-row table:style-name="Tabela1.1">
          <table:table-cell table:style-name="Tabela1.A4" office:value-type="date" office:date-value="2011-09-10">
            <text:p text:style-name="P9"><text:span text:style-name="T13">10/09/11</text:span></text:p>
          </table:table-cell>
          <table:table-cell table:style-name="Tabela1.A2" office:value-type="string">
            <text:p text:style-name="P8"><text:span text:style-name="T13">Marcio Belo</text:span></text:p>
          </table:table-cell>
          <table:table-cell table:style-name="Tabela1.C2" office:value-type="string">
            <text:p text:style-name="P10"><text:span text:style-name="T13">Revisão</text:span></text:p>
          </table:table-cell>
        </table:table-row>
      </table:table>
      <text:h text:style-name="P5" text:outline-level="3">Pré-condições</text:h>
      <text:list xml:id="list1701238108" text:style-name="WW8Num5">
        <text:list-item>
          <text:p text:style-name="P12">Usuário deve ter permissão de acesso;</text:p>
        </text:list-item>
        <text:list-item>
          <text:p text:style-name="P13"><text:span text:style-name="T1">Usuário acionou a opção </text:span><text:span text:style-name="T8">Alterar de um </text:span><text:span text:style-name="T11">Tipo de Curso</text:span><text:span text:style-name="T8"> específico</text:span><text:span text:style-name="T2"> no caso de uso base;</text:span></text:p>
        </text:list-item>
      </text:list>
      <text:h text:style-name="P5" text:outline-level="3">Atores</text:h>
      <text:p text:style-name="Text_20_body">Coordenador (primário)</text:p>
      <text:h text:style-name="P5" text:outline-level="3">Fluxo Principal</text:h>
      <text:list xml:id="list1780645939" text:continue-list="list1701238108" text:style-name="WW8Num5">
        <text:list-item text:start-value="1">
          <text:p text:style-name="P13"><text:span text:style-name="T1">Sistema </text:span><text:span text:style-name="T8">exibe</text:span><text:span text:style-name="T2">:</text:span></text:p>
          <text:list>
            <text:list-item>
              <text:p text:style-name="P12">Nome do <text:span text:style-name="T11">Tipo de curso</text:span></text:p>
            </text:list-item>
          </text:list>
        </text:list-item>
        <text:list-item>
          <text:p text:style-name="P13"><text:span text:style-name="T2">Sistema exibe as o</text:span><text:span text:style-name="T1">pç</text:span><text:span text:style-name="T2">ões</text:span><text:span text:style-name="T1"> </text:span><text:span text:style-name="T2">Salvar e Cancelar;</text:span></text:p>
        </text:list-item>
        <text:list-item>
          <text:p text:style-name="P15">Usuário altera as informações do nome do Tipo de <text:span text:style-name="T13">C</text:span>urso;</text:p>
        </text:list-item>
        <text:list-item>
          <text:p text:style-name="P16">Usuário aciona a opção Salvar;</text:p>
        </text:list-item>
        <text:list-item>
          <text:p text:style-name="P17"><text:span text:style-name="T9">Sistema exibe a mensagem '</text:span><text:span text:style-name="T11">Tipo de </text:span><text:span text:style-name="T13">C</text:span><text:span text:style-name="T11">urso</text:span><text:span text:style-name="T9"> </text:span><text:span text:style-name="T10">alterado</text:span><text:span text:style-name="T9"> com sucesso' e volta ao passo 1 do caso de uso base;</text:span></text:p>
        </text:list-item>
      </text:list>
      <text:h text:style-name="P6" text:outline-level="3">Pós-condições</text:h>
      <text:list xml:id="list2058896467" text:continue-list="list1780645939" text:style-name="WW8Num5">
        <text:list-item text:start-value="1">
          <text:p text:style-name="P14"><text:span text:style-name="T2">Sistema </text:span><text:span text:style-name="T8">alterou o </text:span><text:span text:style-name="T11">Tipo de </text:span><text:span text:style-name="T13">C</text:span><text:span text:style-name="T11">urso</text:span><text:span text:style-name="T2">;</text:span></text:p>
        </text:list-item>
        <text:list-item>
          <text:p text:style-name="P14"><text:span text:style-name="T2">Sistema registrou no log de auditoria, para o usuário logado, a seguinte mensagem: “</text:span><text:span text:style-name="T8">Alterado </text:span><text:span text:style-name="T2">o </text:span><text:span text:style-name="T11">Tipo de </text:span><text:span text:style-name="T13">C</text:span><text:span text:style-name="T11">urso</text:span><text:span text:style-name="T2"> </text:span><text:span text:style-name="T8">do</text:span><text:span text:style-name="T2"> nome </text:span><text:span text:style-name="T4">Extensão</text:span><text:span text:style-name="T6"> </text:span><text:span text:style-name="T7">para </text:span><text:span text:style-name="T3">Outr</text:span><text:span text:style-name="T5">o</text:span><text:span text:style-name="T3"> </text:span><text:span text:style-name="T5">Nome</text:span><text:span text:style-name="T3">.</text:span><text:span text:style-name="T6">”</text:span></text:p>
        </text:list-item>
      </text:list>
      <text:h text:style-name="P5" text:outline-level="3">Regras de Negócio</text:h>
      <text:p text:style-name="P4">N/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693in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0693in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date>2011-09-10T12:34:54</dc:date>
    <meta:editing-cycles>23</meta:editing-cycles>
    <meta:editing-duration>PT00H38M05S</meta:editing-duration>
    <meta:generator>OpenOffice.org/3.2$Linux OpenOffice.org_project/320m19$Build-9505</meta:generator>
    <meta:document-statistic meta:table-count="1" meta:image-count="0" meta:object-count="0" meta:page-count="1" meta:paragraph-count="28" meta:word-count="148" meta:character-count="837"/>
    <dc:creator>mbelo </dc:creator>
    <meta:user-defined meta:name="_DocHome" meta:value-type="float">1971586133</meta:user-defined>
  </office:meta>
</office:document-meta>
</file>